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40a7"/>
    </style:style>
    <style:style style:name="P2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rche d’Irthélys</text:h>
      <text:p text:style-name="Text_20_body">Irthélys n’a jamais été conquise.</text:p>
      <text:p text:style-name="P1">Les armées y avancent mal.</text:p>
      <text:p text:style-name="P1">Les bannières y flottent peu de temps.</text:p>
      <text:p text:style-name="P1">Les serments y sont légers comme le vent.</text:p>
      <text:p text:style-name="Text_20_body">On dit que la terre elle-même refuse l’emprise durable.</text:p>
      <text:p text:style-name="Text_20_body">Les collines argentées ne sont pas naturelles.</text:p>
      <text:p text:style-name="P1">Sous la surface, le sol est traversé de veines cristallines pâles.</text:p>
      <text:p text:style-name="P1">Elles pulsent faiblement certaines nuits.</text:p>
      <text:p text:style-name="P1">Comme si quelque chose circulait encore dans les profondeurs.</text:p>
      <text:p text:style-name="Text_20_body">Les habitants appellent cela :</text:p>
      <text:p text:style-name="Text_20_body"><text:span text:style-name="Strong_20_Emphasis">Les Racines du Ciel.</text:span></text:p>
      <text:p text:style-name="Horizontal_20_Line"/>
      <text:h text:style-name="Heading_20_2" text:outline-level="2">Les Ciels Fendus</text:h>
      <text:p text:style-name="Text_20_body">Les fissures ne sont pas des éclairs.</text:p>
      <text:p text:style-name="P1">Elles s’ouvrent sans bruit.</text:p>
      <text:p text:style-name="P1">Des lignes lumineuses tracent le ciel comme des cicatrices fines.</text:p>
      <text:p text:style-name="P1">Parfois, on y distingue un autre firmament.</text:p>
      <text:p text:style-name="P1">Une autre constellation.</text:p>
      <text:p text:style-name="P1">Un ciel qui ne correspond à aucun cycle connu.</text:p>
      <text:p text:style-name="Text_20_body">Les anciens d’Irthélys ont appris une chose :</text:p>
      <text:p text:style-name="Text_20_body">Ne jamais fixer une fissure trop longtemps.</text:p>
      <text:p text:style-name="P1">Car certains ont juré avoir vu…</text:p>
      <text:p text:style-name="P1">un regard leur répondre.</text:p>
      <text:p text:style-name="Horizontal_20_Line"/>
      <text:h text:style-name="Heading_20_2" text:outline-level="2"/>
      <text:h text:style-name="P2" text:outline-level="2">Les Veilleurs du Vent</text:h>
      <text:p text:style-name="Text_20_body">Irthélys n’a pas de roi.</text:p>
      <text:p text:style-name="P1">Elle est guidée par un cercle informel appelé</text:p>
      <text:p text:style-name="P1"><text:span text:style-name="Strong_20_Emphasis">Les Veilleurs du Vent.</text:span></text:p>
      <text:p text:style-name="Text_20_body">Ce ne sont ni mages ni prêtres.</text:p>
      <text:p text:style-name="P1">Ils observent les Ciels Fendus.</text:p>
      <text:p text:style-name="P1">Ils notent les cycles.</text:p>
      <text:p text:style-name="P1">Ils déplacent les villages si nécessaire.</text:p>
      <text:p text:style-name="Text_20_body">Leur rôle est simple :</text:p>
      <text:p text:style-name="Text_20_body">Empêcher la peur de devenir panique.</text:p>
      <text:p text:style-name="P1">Ils savent que les fissures sont liées à la Plaie du Ciel.</text:p>
      <text:p text:style-name="P1">Mais ils ne l’adorent pas.</text:p>
      <text:p text:style-name="P1">Ils la redoutent.</text:p>
      <text:p text:style-name="Horizontal_20_Line"/>
      <text:h text:style-name="Heading_20_2" text:outline-level="2">Le Phénomène des Descendus</text:h>
      <text:p text:style-name="Text_20_body">Parfois, quelque chose tombe.</text:p>
      <text:p text:style-name="Text_20_body">Pas toujours une créature.</text:p>
      <text:p text:style-name="P1">Parfois un objet.</text:p>
      <text:p text:style-name="P1">Une pierre inconnue.</text:p>
      <text:p text:style-name="P1">Un fragment métallique.</text:p>
      <text:p text:style-name="P1">Un artefact qui semble avoir été façonné ailleurs.</text:p>
      <text:p text:style-name="Text_20_body">Plus rarement…</text:p>
      <text:p text:style-name="Text_20_body">Un être.</text:p>
      <text:p text:style-name="P1">Les Descendus ne se souviennent pas toujours d’où ils viennent.</text:p>
      <text:p text:style-name="P1">Certains parlent une langue inconnue.</text:p>
      <text:p text:style-name="P1">Certains meurent en quelques jours.</text:p>
      <text:p text:style-name="P1">D’autres survivent.</text:p>
      <text:p text:style-name="Text_20_body">Ceux qui survivent développent parfois une affinité étrange avec les dragons.</text:p>
      <text:p text:style-name="P1">Pas un pouvoir.</text:p>
      <text:p text:style-name="P1">Une résonance.</text:p>
      <text:p text:style-name="Text_20_body">Les Veilleurs surveillent ces individus.</text:p>
      <text:p text:style-name="Text_20_body"><text:soft-page-break/>Non pour les emprisonner.</text:p>
      <text:p text:style-name="Text_20_body">Pour comprend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10:12.970308300</meta:creation-date>
    <dc:date>2026-02-26T22:11:10.894486200</dc:date>
    <meta:editing-duration>PT57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3" meta:paragraph-count="55" meta:word-count="302" meta:character-count="1828" meta:non-whitespace-character-count="1581"/>
  </office:meta>
</office:document-meta>
</file>